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9000001DA47C4B768EABCDBE7.png" manifest:media-type="image/png"/>
  <manifest:file-entry manifest:full-path="Pictures/10000201000001F7000001D7988068057D1F8A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2.831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-5.895cm" svg:y="0.673cm" presentation:class="title" presentation:user-transformed="true">
          <draw:text-box>
            <text:p>Always 20 steps</text:p>
          </draw:text-box>
        </draw:frame>
        <draw:frame draw:style-name="gr1" draw:text-style-name="P1" draw:layer="layout" svg:width="13.308cm" svg:height="12.461cm" svg:x="0.662cm" svg:y="3.795cm">
          <draw:image xlink:href="Pictures/10000201000001F7000001D7988068057D1F8A55.png" xlink:type="simple" xlink:show="embed" xlink:actuate="onLoad">
            <text:p/>
          </draw:image>
        </draw:frame>
        <draw:frame draw:style-name="gr1" draw:text-style-name="P1" draw:layer="layout" svg:width="14.207cm" svg:height="12.54cm" svg:x="14.986cm" svg:y="3.97cm">
          <draw:image xlink:href="Pictures/1000020100000219000001DA47C4B768EABCDBE7.png" xlink:type="simple" xlink:show="embed" xlink:actuate="onLoad">
            <text:p/>
          </draw:image>
        </draw:frame>
        <draw:frame presentation:style-name="pr1" draw:layer="layout" svg:width="25.199cm" svg:height="2.629cm" svg:x="-5.894cm" svg:y="0.674cm" presentation:class="title" presentation:user-transformed="true">
          <draw:text-box>
            <text:p>Always 20 steps</text:p>
          </draw:text-box>
        </draw:frame>
        <draw:frame presentation:style-name="pr2" draw:layer="layout" svg:width="11.938cm" svg:height="2.831cm" svg:x="15.748cm" svg:y="0.979cm" presentation:class="title" presentation:user-transformed="true">
          <draw:text-box>
            <text:p><text:span text:style-name="T1">20 steps, but episode cutoff if reward=-0.1 or mo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13:22:12.215300081</meta:creation-date>
    <dc:date>2021-03-22T14:04:20.315374796</dc:date>
    <meta:editing-duration>PT1M47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